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16.47mm"/>
    </style:style>
    <style:style style:name="co12" style:family="table-column">
      <style:table-column-properties fo:break-before="auto" style:column-width="38.49mm"/>
    </style:style>
    <style:style style:name="co13" style:family="table-column">
      <style:table-column-properties fo:break-before="auto" style:column-width="40.46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34.18mm"/>
    </style:style>
    <style:style style:name="co16" style:family="table-column">
      <style:table-column-properties fo:break-before="auto" style:column-width="58.9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64.4mm"/>
    </style:style>
    <style:style style:name="co19" style:family="table-column">
      <style:table-column-properties fo:break-before="auto" style:column-width="43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66m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3" style:family="table-cell" style:parent-style-name="Default">
      <style:table-cell-properties fo:background-color="#009900"/>
    </style:style>
    <style:style style:name="ce14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0099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ackground-color="#009900"/>
    </style:style>
    <style:style style:name="ce19" style:family="table-cell" style:parent-style-name="Default" style:data-style-name="N0">
      <style:table-cell-properties fo:background-color="#009900"/>
    </style:style>
    <style:style style:name="ce2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font-name-asian="Droid Sans Fallback" style:font-name-complex="Calibri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style:font-name-asian="Droid Sans Fallback" style:font-name-complex="Calibri"/>
    </style:style>
    <style:style style:name="ce30" style:family="table-cell" style:parent-style-name="Default">
      <style:table-cell-properties fo:background-color="#ffff00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style:text-position="-33%"/>
    </style:style>
    <style:style style:name="T4" style:family="text">
      <style:text-properties style:font-name="Ubuntu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9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I21]))/[.L9]" office:value-type="float" office:value="0.0134019989383283" calcext:value-type="float">
            <text:p>0.01340199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H22]))/[.L11]" office:value-type="float" office:value="0.0128314812475478" calcext:value-type="float">
            <text:p>0.012831481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H23]))/[.L13]" office:value-type="float" office:value="0.0132069371718632" calcext:value-type="float">
            <text:p>0.013206937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H24]))/[.L15]" office:value-type="float" office:value="0.0128354235257209" calcext:value-type="float">
            <text:p>0.012835423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H25]))/[.L17]" office:value-type="float" office:value="0.0131179686280417" calcext:value-type="float">
            <text:p>0.013117968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formula="of:=([.I8]-[.L$8])^2*[.I9]" office:value-type="float" office:value="6.06104262665293" calcext:value-type="float">
            <text:p>6.0610426267</text:p>
          </table:table-cell>
          <table:table-cell table:formula="of:=([.J8]-[.L$8])^2*[.J9]" office:value-type="float" office:value="11.9848795965994" calcext:value-type="float">
            <text:p>11.9848795966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formula="of:=([.I10]-[.L$10])^2*[.I11]" office:value-type="float" office:value="26.9324487647464" calcext:value-type="float">
            <text:p>26.932448764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formula="of:=([.I12]-[.L$12])^2*[.I13]" office:value-type="float" office:value="19.5460898703623" calcext:value-type="float">
            <text:p>19.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7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/>
          <table:table-cell table:style-name="ce7" office:value-type="string" calcext:value-type="string" table:number-columns-spanned="6" table:number-rows-spanned="1">
            <text:p>Espetro Bismuto-207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formula="of:=([.I14]-[.L$14])^2*[.I15]" office:value-type="float" office:value="90.9149958678123" calcext:value-type="float">
            <text:p>90.9149958678</text:p>
          </table:table-cell>
          <table:table-cell table:number-columns-repeated="5"/>
          <table:table-cell table:style-name="ce23" office:value-type="string" calcext:value-type="string">
            <text:p>Tensão (V)</text:p>
          </table:table-cell>
          <table:table-cell table:style-name="ce24" office:value-type="string" calcext:value-type="string">
            <text:p>Canal</text:p>
          </table:table-cell>
          <table:table-cell table:style-name="ce24" office:value-type="string" calcext:value-type="string">
            <text:p>Contagens</text:p>
          </table:table-cell>
          <table:table-cell table:style-name="ce24" office:value-type="string" calcext:value-type="string">
            <text:p>Canal Médio</text:p>
          </table:table-cell>
          <table:table-cell table:style-name="ce24" office:value-type="string" calcext:value-type="string">
            <text:p>Contagens Totais</text:p>
          </table:table-cell>
          <table:table-cell/>
          <table:table-cell table:style-name="ce10" office:value-type="string" calcext:value-type="string">
            <text:p>Designação do Pico</text:p>
          </table:table-cell>
          <table:table-cell table:style-name="ce10" office:value-type="string" calcext:value-type="string">
            <text:p>FWHM (Canal)</text:p>
          </table:table-cell>
          <table:table-cell table:style-name="ce10" office:value-type="string" calcext:value-type="string">
            <text:p>Área do Pico (Contagens)</text:p>
          </table:table-cell>
          <table:table-cell table:style-name="ce10" office:value-type="string" calcext:value-type="string">
            <text:p>Centroide</text:p>
          </table:table-cell>
          <table:table-cell/>
          <table:table-cell table:style-name="ce22" office:value-type="string" calcext:value-type="string">
            <text:p>Designação do Pico</text:p>
          </table:table-cell>
          <table:table-cell table:style-name="ce22" office:value-type="string" calcext:value-type="string">
            <text:p>FWHM (Canal)</text:p>
          </table:table-cell>
          <table:table-cell table:style-name="ce22" office:value-type="string" calcext:value-type="string">
            <text:p>Área do Pico (Contagens)</text:p>
          </table:table-cell>
          <table:table-cell table:style-name="ce22" office:value-type="string" calcext:value-type="string">
            <text:p>Centroide</text:p>
          </table:table-cell>
          <table:table-cell table:style-name="ce22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formula="of:=([.I16]-[.L$16])^2*[.I17]" office:value-type="float" office:value="114.900704032308" calcext:value-type="float">
            <text:p>114.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25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6" office:value-type="string" calcext:value-type="string">
            <text:p>620 keV</text:p>
          </table:table-cell>
          <table:table-cell table:style-name="ce26" table:formula="of:=[.E5]" office:value-type="float" office:value="8.69" calcext:value-type="float">
            <text:p>8.69</text:p>
          </table:table-cell>
          <table:table-cell table:style-name="ce27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7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/>
          <table:table-cell table:style-name="ce28" office:value-type="string" calcext:value-type="string">
            <text:p>480 keV</text:p>
          </table:table-cell>
          <table:table-cell table:style-name="ce28" table:formula="of:=[.F53]" office:value-type="float" office:value="1.72" calcext:value-type="float">
            <text:p>1.72</text:p>
          </table:table-cell>
          <table:table-cell table:style-name="ce29" table:formula="of:=&quot;$ &quot; &amp;[.G53] &amp; &quot; \pm &quot; &amp;MROUND([.H53];1)&amp; &quot; $&quot;" office:value-type="string" office:string-value="$ 7055 \pm 140 $" calcext:value-type="string">
            <text:p>$ 7055 \pm 140 $</text:p>
          </table:table-cell>
          <table:table-cell table:style-name="ce29" table:formula="of:=&quot;$ &quot; &amp;[.D53]&amp; &quot; \pm &quot; &amp;MROUND([.E53];0.01)&amp; &quot; $&quot;" office:value-type="string" office:string-value="$ 103.91 \pm 0.01 $" calcext:value-type="string">
            <text:p>$ 103.91 \pm 0.01 $</text:p>
          </table:table-cell>
          <table:table-cell table:style-name="ce30" table:formula="of:=&quot;$ &quot; &amp;MROUND([.I53];0.1)&amp; &quot; \pm &quot; &amp;MROUND([.J53];0.1)&amp; &quot; $&quot;" office:value-type="string" office:string-value="$ 478.5 \pm 0.1 $" calcext:value-type="string">
            <text:p>$ 478.5 \pm 0.1 $</text:p>
          </table:table-cell>
          <table:table-cell table:style-name="ce1" table:formula="of:=[.K53]" office:value-type="float" office:value="-11.6734440426444" calcext:value-type="float">
            <text:p>-11.6734440426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5"/>
          <table:table-cell/>
          <table:table-cell table:style-name="ce11" table:number-columns-repeated="4"/>
          <table:table-cell/>
          <table:table-cell table:style-name="ce28" office:value-type="string" calcext:value-type="string">
            <text:p>554 keV</text:p>
          </table:table-cell>
          <table:table-cell table:style-name="ce28" table:formula="of:=[.F54]" office:value-type="float" office:value="2.19" calcext:value-type="float">
            <text:p>2.19</text:p>
          </table:table-cell>
          <table:table-cell table:style-name="ce29" table:formula="of:=&quot;$ &quot; &amp;[.G54] &amp; &quot; \pm &quot; &amp;MROUND([.H54];1)&amp; &quot; $&quot;" office:value-type="string" office:string-value="$ 1964 \pm 114 $" calcext:value-type="string">
            <text:p>$ 1964 \pm 114 $</text:p>
          </table:table-cell>
          <table:table-cell table:style-name="ce29" table:formula="of:=&quot;$ &quot; &amp;[.D54]&amp; &quot; \pm &quot; &amp;MROUND([.E54];0.01)&amp; &quot; $&quot;" office:value-type="string" office:string-value="$ 119.67 \pm 0.02 $" calcext:value-type="string">
            <text:p>$ 119.67 \pm 0.02 $</text:p>
          </table:table-cell>
          <table:table-cell table:style-name="ce30" table:formula="of:=&quot;$ &quot; &amp;MROUND([.I54];0.1)&amp; &quot; \pm &quot; &amp;MROUND([.J54];0.1)&amp; &quot; $&quot;" office:value-type="string" office:string-value="$ 549.6 \pm 0.2 $" calcext:value-type="string">
            <text:p>$ 549.6 \pm 0.2 $</text:p>
          </table:table-cell>
          <table:table-cell table:style-name="ce1" table:formula="of:=[.K54]" office:value-type="float" office:value="-26.233074577195" calcext:value-type="float">
            <text:p>-26.2330745772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5"/>
          <table:table-cell table:number-columns-repeated="6"/>
          <table:table-cell table:style-name="ce28" office:value-type="string" calcext:value-type="string">
            <text:p>974 keV</text:p>
          </table:table-cell>
          <table:table-cell table:style-name="ce28" table:formula="of:=[.F55]" office:value-type="float" office:value="1.91" calcext:value-type="float">
            <text:p>1.91</text:p>
          </table:table-cell>
          <table:table-cell table:style-name="ce29" table:formula="of:=&quot;$ &quot; &amp;[.G55] &amp; &quot; \pm &quot; &amp;MROUND([.H55];1)&amp; &quot; $&quot;" office:value-type="string" office:string-value="$ 2230 \pm 61 $" calcext:value-type="string">
            <text:p>$ 2230 \pm 61 $</text:p>
          </table:table-cell>
          <table:table-cell table:style-name="ce29" table:formula="of:=&quot;$ &quot; &amp;[.D55]&amp; &quot; \pm &quot; &amp;MROUND([.E55];0.01)&amp; &quot; $&quot;" office:value-type="string" office:string-value="$ 210.84 \pm 0.02 $" calcext:value-type="string">
            <text:p>$ 210.84 \pm 0.02 $</text:p>
          </table:table-cell>
          <table:table-cell table:style-name="ce30" table:formula="of:=&quot;$ &quot; &amp;MROUND([.I55];0.1)&amp; &quot; \pm &quot; &amp;MROUND([.J55];0.1)&amp; &quot; $&quot;" office:value-type="string" office:string-value="$ 961.1 \pm 0.2 $" calcext:value-type="string">
            <text:p>$ 961.1 \pm 0.2 $</text:p>
          </table:table-cell>
          <table:table-cell table:style-name="ce1" table:formula="of:=[.K55]" office:value-type="float" office:value="-54.1711912588579" calcext:value-type="float">
            <text:p>-54.1711912589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3" table:number-rows-spanned="1">
            <text:p>FIT</text:p>
          </table:table-cell>
          <table:covered-table-cell table:number-columns-repeated="2" table:style-name="ce1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5"/>
          <table:table-cell table:number-columns-repeated="6"/>
          <table:table-cell table:style-name="ce28" office:value-type="string" calcext:value-type="string">
            <text:p>1047 keV</text:p>
          </table:table-cell>
          <table:table-cell table:style-name="ce28" table:formula="of:=[.F56]" office:value-type="float" office:value="1.98" calcext:value-type="float">
            <text:p>1.98</text:p>
          </table:table-cell>
          <table:table-cell table:style-name="ce29" table:formula="of:=&quot;$ &quot; &amp;[.G56] &amp; &quot; \pm &quot; &amp;MROUND([.H56];1)&amp; &quot; $&quot;" office:value-type="string" office:string-value="$ 449 \pm 29 $" calcext:value-type="string">
            <text:p>$ 449 \pm 29 $</text:p>
          </table:table-cell>
          <table:table-cell table:style-name="ce29" table:formula="of:=&quot;$ &quot; &amp;[.D56]&amp; &quot; \pm &quot; &amp;MROUND([.E56];0.01)&amp; &quot; $&quot;" office:value-type="string" office:string-value="$ 226.73 \pm 0.04 $" calcext:value-type="string">
            <text:p>$ 226.73 \pm 0.04 $</text:p>
          </table:table-cell>
          <table:table-cell table:style-name="ce30" table:formula="of:=&quot;$ &quot; &amp;MROUND([.I56];0.1)&amp; &quot; \pm &quot; &amp;MROUND([.J56];0.1)&amp; &quot; $&quot;" office:value-type="string" office:string-value="$ 1032.8 \pm 0.3 $" calcext:value-type="string">
            <text:p>$ 1032.8 \pm 0.3 $</text:p>
          </table:table-cell>
          <table:table-cell table:style-name="ce1" table:formula="of:=[.K56]" office:value-type="float" office:value="-47.2428245584341" calcext:value-type="float">
            <text:p>-47.2428245584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0" office:value-type="string" calcext:value-type="string">
            <text:p>Tensão (V)</text:p>
          </table:table-cell>
          <table:table-cell table:style-name="ce10" office:value-type="string" calcext:value-type="string">
            <text:p>Canal (Chn)</text:p>
          </table:table-cell>
          <table:table-cell table:style-name="ce10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42.5380815150268" calcext:value-type="float">
            <text:p>42.538081515</text:p>
          </table:table-cell>
          <table:table-cell table:style-name="ce11" office:value-type="float" office:value="0.0134019989383283" calcext:value-type="float">
            <text:p>0.0134019989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86.8813349814586" calcext:value-type="float">
            <text:p>86.8813349815</text:p>
          </table:table-cell>
          <table:table-cell table:style-name="ce11" office:value-type="float" office:value="0.0128314812475478" calcext:value-type="float">
            <text:p>0.012831481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25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32.789451998352" calcext:value-type="float">
            <text:p>132.7894519984</text:p>
          </table:table-cell>
          <table:table-cell table:style-name="ce11" office:value-type="float" office:value="0.0132069371718632" calcext:value-type="float">
            <text:p>0.0132069372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76.229406919275" calcext:value-type="float">
            <text:p>176.2294069193</text:p>
          </table:table-cell>
          <table:table-cell table:style-name="ce11" office:value-type="float" office:value="0.0128354235257209" calcext:value-type="float">
            <text:p>0.0128354235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1.261120263591" calcext:value-type="float">
            <text:p>221.2611202636</text:p>
          </table:table-cell>
          <table:table-cell table:style-name="ce11" office:value-type="float" office:value="0.0131179686280417" calcext:value-type="float">
            <text:p>0.0131179686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2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25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7" office:value-type="string" calcext:value-type="string" table:number-columns-spanned="2" table:number-rows-spanned="1">
            <text:p>V=a*c+b</text:p>
          </table:table-cell>
          <table:covered-table-cell table:style-name="ce21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a</text:p>
          </table:table-cell>
          <table:table-cell table:style-name="ce18" office:value-type="float" office:value="0.00447637" calcext:value-type="float">
            <text:p>4.48E-003</text:p>
          </table:table-cell>
          <table:table-cell table:style-name="ce18" office:value-type="float" office:value="0.000000417095" calcext:value-type="float">
            <text:p>4.17E-007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b</text:p>
          </table:table-cell>
          <table:table-cell table:style-name="ce18" office:value-type="float" office:value="0.00942801" calcext:value-type="float">
            <text:p>9.43E-003</text:p>
          </table:table-cell>
          <table:table-cell table:style-name="ce18" office:value-type="float" office:value="0.0000610476" calcext:value-type="float">
            <text:p>6.10E-005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Qui ^2</text:p>
          </table:table-cell>
          <table:table-cell table:style-name="ce19" table:formula="of:=5950.01/3" office:value-type="float" office:value="1983.33666666667" calcext:value-type="float">
            <text:p>1983.3366666667</text:p>
          </table:table-cell>
          <table:table-cell table:style-name="ce13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V_620</text:p>
          </table:table-cell>
          <table:table-cell table:style-name="ce12" table:formula="of:=[.E38]*[.C5]+[.E39]" office:value-type="float" office:value="0.4859823602" calcext:value-type="float">
            <text:p>0.4859823602</text:p>
          </table:table-cell>
          <table:table-cell table:style-name="ce12" table:formula="of:=SQRT([.F38]^2*[.C5]^2+[.D5]^2*[.E38]^2+[.F39]^2)" office:value-type="float" office:value="0.000100842074218952" calcext:value-type="float">
            <text:p>0.0001008421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25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0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0" table:formula="of:=[.F41]*620/[.E41]^2" office:value-type="float" office:value="0.264723470557164" calcext:value-type="float" table:number-columns-spanned="1" table:number-rows-spanned="3">
            <text:p>0.2647234706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2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3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3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25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a'</text:p>
          </table:table-cell>
          <table:table-cell table:style-name="ce13" table:formula="of:=[.E38]*[.E42]" office:value-type="float" office:value="5.71080275188968" calcext:value-type="float">
            <text:p>5.7108027519</text:p>
          </table:table-cell>
          <table:table-cell table:style-name="ce13" table:formula="of:=SQRT([.F38]^2*[.E42]^2+[.F42]^2*[.E38]^2)" office:value-type="float" office:value="0.00129898911457581" calcext:value-type="float">
            <text:p>0.0012989891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b'</text:p>
          </table:table-cell>
          <table:table-cell table:style-name="ce13" table:formula="of:=[.E39]*[.E42]" office:value-type="float" office:value="12.027939033825" calcext:value-type="float">
            <text:p>12.0279390338</text:p>
          </table:table-cell>
          <table:table-cell table:style-name="ce13" table:formula="of:=SQRT([.F39]^2*[.E42]^2+[.F42]^2*ABS([.E39])^2)" office:value-type="float" office:value="0.0779224612215335" calcext:value-type="float">
            <text:p>0.0779224612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5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9" table:number-rows-spanned="1">
            <text:p>Picos Bi-207</text:p>
          </table:table-cell>
          <table:covered-table-cell table:number-columns-repeated="8" table:style-name="ce1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5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22" office:value-type="string" calcext:value-type="string">
            <text:p>Desvios (<text:span text:style-name="T2">σ</text:span>)</text:p>
          </table:table-cell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5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91" calcext:value-type="float">
            <text:p>103.91</text:p>
          </table:table-cell>
          <table:table-cell table:style-name="ce1" table:formula="of:=[.F53]/2.355/SQRT([.G53])" office:value-type="float" office:value="0.00869538921768705" calcext:value-type="float">
            <text:p>0.0086953892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7055" calcext:value-type="float">
            <text:p>70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D$60]*[.D53]+[.D$61]" office:value-type="float" office:value="478.490890260506" calcext:value-type="float">
            <text:p>478.4908902605</text:p>
          </table:table-cell>
          <table:table-cell table:style-name="ce1" table:formula="of:=SQRT([.E$60]^2*[.D53]^2+[.E53]^2*[.D$60]^2+[.E$61]^2)" office:value-type="float" office:value="0.129277163961282" calcext:value-type="float">
            <text:p>0.129277164</text:p>
          </table:table-cell>
          <table:table-cell table:style-name="ce1" table:formula="of:=([.I53]-480)/[.J53]" office:value-type="float" office:value="-11.6734440426444" calcext:value-type="float">
            <text:p>-11.6734440426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554 keV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table:formula="of:=[.F54]/2.355/SQRT([.G54])" office:value-type="float" office:value="0.0209837189908766" calcext:value-type="float">
            <text:p>0.020983719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[.D$60]*[.D54]+[.D$61]" office:value-type="float" office:value="549.621701826946" calcext:value-type="float">
            <text:p>549.6217018269</text:p>
          </table:table-cell>
          <table:table-cell table:style-name="ce1" table:formula="of:=SQRT([.E$60]^2*[.D54]^2+[.E54]^2*[.D$60]^2+[.E$61]^2)" office:value-type="float" office:value="0.166899924756052" calcext:value-type="float">
            <text:p>0.1668999248</text:p>
          </table:table-cell>
          <table:table-cell table:style-name="ce1" table:formula="of:=([.I54]-554)/[.J54]" office:value-type="float" office:value="-26.233074577195" calcext:value-type="float">
            <text:p>-26.2330745772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1" office:value-type="float" office:value="210.84" calcext:value-type="float">
            <text:p>210.84</text:p>
          </table:table-cell>
          <table:table-cell table:style-name="ce1" table:formula="of:=[.F55]/2.355/SQRT([.G55])" office:value-type="float" office:value="0.017174734188649" calcext:value-type="float">
            <text:p>0.017174734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[.D$60]*[.D55]+[.D$61]" office:value-type="float" office:value="961.106225336613" calcext:value-type="float">
            <text:p>961.1062253366</text:p>
          </table:table-cell>
          <table:table-cell table:style-name="ce1" table:formula="of:=SQRT([.E$60]^2*[.D55]^2+[.E55]^2*[.D$60]^2+[.E$61]^2)" office:value-type="float" office:value="0.238019034910537" calcext:value-type="float">
            <text:p>0.2380190349</text:p>
          </table:table-cell>
          <table:table-cell table:style-name="ce1" table:formula="of:=([.I55]-974)/[.J55]" office:value-type="float" office:value="-54.1711912588579" calcext:value-type="float">
            <text:p>-54.1711912589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1047 keV</text:p>
          </table:table-cell>
          <table:table-cell table:style-name="ce1" office:value-type="float" office:value="226.73" calcext:value-type="float">
            <text:p>226.73</text:p>
          </table:table-cell>
          <table:table-cell table:style-name="ce1" table:formula="of:=[.F56]/2.355/SQRT([.G56])" office:value-type="float" office:value="0.0396781219873612" calcext:value-type="float">
            <text:p>0.039678122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32.82377583095" calcext:value-type="float">
            <text:p>1032.823775831</text:p>
          </table:table-cell>
          <table:table-cell table:style-name="ce1" table:formula="of:=SQRT([.E$60]^2*[.D56]^2+[.E56]^2*[.D$60]^2+[.E$61]^2)" office:value-type="float" office:value="0.300071477553534" calcext:value-type="float">
            <text:p>0.3000714776</text:p>
          </table:table-cell>
          <table:table-cell table:style-name="ce1" table:formula="of:=([.I56]-1047)/[.J56]" office:value-type="float" office:value="-47.2428245584341" calcext:value-type="float">
            <text:p>-47.2428245584</text:p>
          </table:table-cell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7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7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216936408081" calcext:value-type="float">
            <text:p>0.2092169364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1064 keV</text:span></text:p>
          </table:table-cell>
          <table:table-cell table:style-name="ce1" table:formula="of:=[.G55]/[.G56]" office:value-type="float" office:value="4.96659242761693" calcext:value-type="float">
            <text:p>4.9665924276</text:p>
          </table:table-cell>
          <table:table-cell table:style-name="ce1" table:formula="of:=SQRT([.H55]^2*(1/[.G56])^2+[.H56]^2*([.G55]/[.G56]^2)^2)" office:value-type="float" office:value="0.348365369121263" calcext:value-type="float">
            <text:p>0.3483653691</text:p>
          </table:table-cell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662042926153" calcext:value-type="float">
            <text:p>0.0010266204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570 keV</text:span></text:p>
          </table:table-cell>
          <table:table-cell table:style-name="ce1" table:formula="of:=[.G53]/[.G54]" office:value-type="float" office:value="3.59215885947047" calcext:value-type="float">
            <text:p>3.5921588595</text:p>
          </table:table-cell>
          <table:table-cell table:style-name="ce1" table:formula="of:=SQRT([.H53]^2*(1/[.G54])^2+[.H54]^2*([.G53]/[.G54]^2)^2)" office:value-type="float" office:value="0.220354489372138" calcext:value-type="float">
            <text:p>0.2203544894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ABS([.E39])^2+[.F39]^2*[.D59]^2)" office:value-type="float" office:value="0.0615838806428249" calcext:value-type="float">
            <text:p>0.0615838806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5P0"/>
    </number:currency-style>
    <number:currency-style style:name="N116P0" style:volatile="true">
      <number:number number:decimal-places="0" number:min-integer-digits="1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$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9P0"/>
    </number:currency-style>
    <number:date-style style:name="N120">
      <number:quarter number:style="long"/>
      <number:text> de </number:text>
      <number:year number:style="long"/>
    </number:date-style>
    <number:date-style style:name="N121">
      <number:quarter/>
      <number:text> de </number:text>
      <number:year/>
    </number:date-style>
    <number:date-style style:name="N122">
      <number:quarter/>
      <number:text> de </number:text>
      <number:year number:style="long"/>
    </number:date-style>
    <number:date-style style:name="N123">
      <number:day number:style="long"/>
      <number:text>/</number:text>
      <number:month number:textual="true"/>
      <number:text>/</number:text>
      <number:year/>
    </number:date-style>
    <number:date-style style:name="N124">
      <number:day number:style="long"/>
      <number:text>/</number:text>
      <number:month number:textual="true"/>
      <number:text>/</number:text>
      <number:year number:style="long"/>
    </number:date-style>
    <number:date-style style:name="N125">
      <number:month number:style="long" number:textual="true"/>
      <number:text>/</number:text>
      <number:year number:style="long"/>
    </number:date-style>
    <number:date-style style:name="N126">
      <number:month number:textual="true"/>
      <number:text>/</number:text>
      <number:year number:style="long"/>
    </number:date-style>
    <number:date-style style:name="N127">
      <number:month number:style="long" number:textual="true"/>
      <number:text>/</number:text>
      <number:year/>
    </number:date-style>
    <number:date-style style:name="N128">
      <number:month number:textual="true"/>
      <number:text>/</number:text>
      <number:year/>
    </number:date-style>
    <number:date-style style:name="N129">
      <number:day/>
      <number:text>/</number:text>
      <number:month number:style="long" number:textual="true"/>
      <number:text>/</number:text>
      <number:year number:style="long"/>
    </number:date-style>
    <number:date-style style:name="N130">
      <number:day/>
      <number:text>/</number:text>
      <number:month number:style="long" number:textual="true"/>
      <number:text>/</number:text>
      <number:year/>
    </number:date-style>
    <number:date-style style:name="N131">
      <number:month number:style="long" number:textual="true"/>
      <number:text> de </number:text>
      <number:year number:style="long"/>
    </number:date-style>
    <number:date-style style:name="N132">
      <number:month number:textual="true"/>
      <number:text> de </number:text>
      <number:year number:style="long"/>
    </number:date-style>
    <number:date-style style:name="N13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08:47:34.508850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4T09:37:04.072964446</dc:date>
    <meta:generator>LibreOffice/4.4.7.2$Linux_X86_64 LibreOffice_project/40m0$Build-2</meta:generator>
    <meta:editing-duration>PT3H38M31S</meta:editing-duration>
    <meta:editing-cycles>28</meta:editing-cycles>
    <meta:document-statistic meta:table-count="1" meta:cell-count="3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